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5000001AA66F82B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5302" officeooo:paragraph-rsid="001c53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cm" svg:y="2.178cm" svg:width="17cm" svg:height="8.652cm" draw:z-index="0"><draw:image xlink:href="Pictures/1000000100000345000001AA66F82BC5.png" xlink:type="simple" xlink:show="embed" xlink:actuate="onLoad" draw:mime-type="image/png"/></draw:frame>Estas son las órdenes para pasar de una rama a otra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7:49:33.552264155</meta:creation-date>
    <dc:date>2024-12-10T17:50:10.103488789</dc:date>
    <meta:editing-duration>PT37S</meta:editing-duration>
    <meta:editing-cycles>1</meta:editing-cycles>
    <meta:document-statistic meta:table-count="0" meta:image-count="1" meta:object-count="0" meta:page-count="1" meta:paragraph-count="1" meta:word-count="11" meta:character-count="53" meta:non-whitespace-character-count="42"/>
    <meta:generator>LibreOffice/24.2.6.2$Linux_X86_64 LibreOffice_project/420$Build-2</meta:generator>
  </office:meta>
</office:document-meta>
</file>